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6e1" officeooo:paragraph-rsid="000a86e1"/>
    </style:style>
    <style:style style:name="T1" style:family="text">
      <style:text-properties officeooo:rsid="000a86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7"/><text:span text:style-name="T1">Template</text:span></text:p>
      <text:p text:style-name="P1">template is file that has a text to the response of a request with placeholder varaible for the dynamic part of the program.</text:p>
      <text:p text:style-name="P1">The process that replace the variable with actual values and returns final response string is called rendering </text:p>
      <text:p text:style-name="P1">for the task of rendering flask uses jinja2 powerfull engine.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3:08:01.164942595</meta:creation-date>
    <dc:date>2019-05-22T03:39:49.529869916</dc:date>
    <meta:editing-duration>PT21M38S</meta:editing-duration>
    <meta:editing-cycles>1</meta:editing-cycles>
    <meta:document-statistic meta:table-count="0" meta:image-count="0" meta:object-count="0" meta:page-count="1" meta:paragraph-count="5" meta:word-count="51" meta:character-count="372" meta:non-whitespace-character-count="256"/>
    <meta:generator>LibreOffice/6.0.7.3$Linux_X86_64 LibreOffice_project/00m0$Build-3</meta:generator>
  </office:meta>
</office:document-meta>
</file>